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a6a05"/>
    </style:style>
    <style:style style:name="P7" style:family="paragraph" style:parent-style-name="Text_20_body">
      <style:text-properties officeooo:rsid="002bd8be" officeooo:paragraph-rsid="002bd8be"/>
    </style:style>
    <style:style style:name="P8" style:family="paragraph" style:parent-style-name="Text_20_body">
      <style:text-properties fo:font-size="12pt" fo:language="it" fo:country="IT" officeooo:rsid="002bf6c6" officeooo:paragraph-rsid="002bf6c6" style:font-size-asian="12pt" style:font-size-complex="12pt"/>
    </style:style>
    <style:style style:name="P9" style:family="paragraph" style:parent-style-name="Text_20_body">
      <style:text-properties officeooo:paragraph-rsid="003001b1"/>
    </style:style>
    <style:style style:name="P10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1" style:family="paragraph" style:parent-style-name="Titolo_20_1">
      <style:paragraph-properties fo:padding="0.035cm" fo:border="0.26pt solid #000000" style:shadow="none"/>
    </style:style>
    <style:style style:name="P12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2bd8be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82210d" loext:opacity="100%"/>
    </style:style>
    <style:style style:name="T8" style:family="text">
      <style:text-properties fo:color="#82210d" loext:opacity="100%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language="it" fo:country="IT" fo:font-style="italic" officeooo:rsid="002bf6c6" style:font-size-asian="12pt" style:font-style-asian="italic" style:font-size-complex="12pt" style:font-style-complex="italic"/>
    </style:style>
    <style:style style:name="T15" style:family="text">
      <style:text-properties fo:font-size="12pt" fo:language="it" fo:country="IT" fo:font-style="italic" officeooo:rsid="002f24da" style:font-size-asian="12pt" style:font-style-asian="italic" style:font-size-complex="12pt" style:font-style-complex="italic"/>
    </style:style>
    <style:style style:name="T16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language="it" fo:country="IT" fo:font-style="normal" officeooo:rsid="002bf6c6" style:font-size-asian="12pt" style:font-style-asian="normal" style:font-size-complex="12pt" style:font-style-complex="normal"/>
    </style:style>
    <style:style style:name="T18" style:family="text">
      <style:text-properties fo:font-size="12pt" fo:language="it" fo:country="IT" fo:font-style="normal" officeooo:rsid="002f24da" style:font-size-asian="12pt" style:font-style-asian="normal" style:font-size-complex="12pt" style:font-style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01f91" style:font-size-asian="12pt" style:font-size-complex="12pt"/>
    </style:style>
    <style:style style:name="T21" style:family="text">
      <style:text-properties fo:font-size="12pt" officeooo:rsid="002a6a05" style:font-size-asian="12pt" style:font-size-complex="12pt"/>
    </style:style>
    <style:style style:name="T22" style:family="text">
      <style:text-properties fo:font-size="12pt" officeooo:rsid="002bf6c6" style:font-size-asian="12pt" style:font-size-complex="12pt"/>
    </style:style>
    <style:style style:name="T23" style:family="text">
      <style:text-properties fo:font-size="12pt" officeooo:rsid="003001b1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officeooo:rsid="002a6a05" style:text-underline-mode="continuous" style:text-overline-mode="continuous" style:text-line-through-mode="continuous" style:font-size-asian="12pt" style:font-size-complex="12pt"/>
    </style:style>
    <style:style style:name="T25" style:family="text">
      <style:text-properties fo:font-size="12pt" style:text-underline-style="none" officeooo:rsid="002a6a05" style:text-underline-mode="continuous" style:text-overline-mode="continuous" style:text-line-through-mode="continuous" style:font-size-asian="12pt" style:font-size-complex="12pt"/>
    </style:style>
    <style:style style:name="T26" style:family="text">
      <style:text-properties fo:font-size="12pt" style:text-underline-style="none" officeooo:rsid="003001b1" style:text-underline-mode="continuous" style:text-overline-mode="continuous" style:text-line-through-mode="continuous" style:font-size-asian="12pt" style:font-size-complex="12pt"/>
    </style:style>
    <style:style style:name="T27" style:family="text">
      <style:text-properties fo:font-size="12pt" style:text-underline-style="none" style:font-size-asian="12pt" style:font-size-complex="12pt"/>
    </style:style>
    <style:style style:name="T28" style:family="text">
      <style:text-properties fo:font-size="12pt" style:text-underline-style="none" officeooo:rsid="00201f91" style:font-size-asian="12pt" style:font-size-complex="12pt"/>
    </style:style>
    <style:style style:name="T29" style:family="text">
      <style:text-properties fo:font-size="12pt" style:text-underline-style="none" officeooo:rsid="002a6a05" style:font-size-asian="12pt" style:font-size-complex="12pt"/>
    </style:style>
    <style:style style:name="T30" style:family="text">
      <style:text-properties fo:font-size="12pt" fo:font-style="italic" officeooo:rsid="002bf6c6" style:font-size-asian="12pt" style:font-style-asian="italic" style:font-size-complex="12pt" style:font-style-complex="italic"/>
    </style:style>
    <style:style style:name="T31" style:family="text">
      <style:text-properties officeooo:rsid="002a6a05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001b1" style:font-style-asian="normal" style:font-style-complex="normal"/>
    </style:style>
    <style:style style:name="T34" style:family="text">
      <style:text-properties officeooo:rsid="002eb036"/>
    </style:style>
    <style:style style:name="T35" style:family="text">
      <style:text-properties officeooo:rsid="003001b1"/>
    </style:style>
  </office:automatic-styles>
  <office:body>
    <office:text text:use-soft-page-breaks="true">
      <text:tracked-changes text:track-changes="false">
        <text:changed-region xml:id="ct2054818059968" text:id="ct2054818059968">
          <text:insertion>
            <office:change-info>
              <dc:creator>Unknown Author</dc:creator>
              <dc:date>2021-05-06T08:51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omanda 1/3 (punti <text:span text:style-name="Car._20_predefinito_20_paragrafo"><text:span text:style-name="T9">5</text:span></text:span>/30)</text:h>
      <text:p text:style-name="P7"><text:span text:style-name="T13">Simple Storage Service</text:span><text:span text:style-name="T18"> (S3)</text:span><text:span text:style-name="T16"> è il servizio di Amazon AWS che fornisce uno spazio di archiviazione virtualmente illimitato su </text:span><text:span text:style-name="T13">cloud</text:span><text:span text:style-name="T16">. In S3, ogni </text:span><text:span text:style-name="T13">file</text:span><text:span text:style-name="T16">, o </text:span><text:span text:style-name="T18">aggregato di dati</text:span><text:span text:style-name="T16">, è contenuto in un </text:span><text:span text:style-name="T13">bucket</text:span><text:span text:style-name="T16">. </text:span><text:span text:style-name="T18">In tale </text:span><text:span text:style-name="T15">bucket</text:span><text:span text:style-name="T18"> ogni </text:span><text:span text:style-name="T15">file</text:span><text:span text:style-name="T18"> è</text:span><text:span text:style-name="T16"> </text:span><text:span text:style-name="T18">contraddistinto </text:span><text:span text:style-name="T16">da un prefisso (</text:span><text:span text:style-name="T13">prefix</text:span><text:span text:style-name="T16">), ossia un percorso simile a quello di un </text:span><text:span text:style-name="T13">file system</text:span><text:span text:style-name="T16">, e da un nome. Un </text:span><text:span text:style-name="T13">file</text:span><text:span text:style-name="T16"> viene inviato ad S3 utilizzando una richiesta HTTP utilizzando il verbo PUT. AWS pone un limite al numero </text:span><text:span text:style-name="T18">massimo </text:span><text:span text:style-name="T16">di richieste </text:span><text:span text:style-name="T18">effettuabili da un singolo </text:span><text:span text:style-name="T13">client</text:span><text:span text:style-name="T16">,</text:span><text:span text:style-name="T18"> fissato</text:span><text:span text:style-name="T16"> </text:span><text:span text:style-name="T18">a </text:span><text:span text:style-name="T16">3500 richieste di inserimento al secondo per </text:span><text:span text:style-name="T18">singolo </text:span><text:span text:style-name="T16">prefisso. Ad esempio, </text:span><text:span text:style-name="T18">il </text:span><text:span text:style-name="T16">prefisso /2022/12/photo/ può ricevere </text:span><text:span text:style-name="T18">non più</text:span><text:span text:style-name="T16"> </text:span><text:span text:style-name="T18">di </text:span><text:span text:style-name="T16">3500 req/s di inserimento di oggetti. Nel caso in cui un </text:span><text:span text:style-name="T13">client</text:span><text:span text:style-name="T16"> </text:span><text:span text:style-name="T18">ecceda tale </text:span><text:span text:style-name="T16">limite, AWS risponde alle richieste in eccesso con lo stato HTTP 503 (</text:span><text:span text:style-name="T13">throttling</text:span><text:span text:style-name="T16">) fin</text:span><text:span text:style-name="T18">o a quando</text:span><text:span text:style-name="T16"> il </text:span><text:span text:style-name="T13">client</text:span><text:span text:style-name="T16"> non diminuisce il </text:span><text:span text:style-name="T13">rate</text:span><text:span text:style-name="T16"> delle richieste </text:span><text:span text:style-name="T18">riportandolo entro il limite fissato</text:span><text:span text:style-name="T16">. L’algoritmo di </text:span><text:span text:style-name="T13">throttling</text:span><text:span text:style-name="T16"> </text:span><text:span text:style-name="T18">in S3 </text:span><text:span text:style-name="T16">è molto complesso e viene migliorato di versione in versione.</text:span><text:span text:style-name="T17"> I </text:span><text:span text:style-name="T14">client</text:span><text:span text:style-name="T17"> di S3 sono di molteplici tipi. Il più semplice è la AWS CLI, </text:span><text:span text:style-name="T18">cioè una semplice </text:span><text:span text:style-name="T17">riga di comando. La CLI permette di inserire in S3 un </text:span><text:span text:style-name="T14">file</text:span><text:span text:style-name="T17"> locale alla</text:span><text:span text:style-name="T14"> workstation</text:span><text:span text:style-name="T17"> nella quale </text:span><text:span text:style-name="T18">essa </text:span><text:span text:style-name="T17">è </text:span><text:span text:style-name="T18">attiva</text:span><text:span text:style-name="T17">. Il codice della CLI resta in attesa del comando di inserimento e interagisce con il </text:span><text:span text:style-name="T14">server</text:span><text:span text:style-name="T17"> di S3 come se fosse locale </text:span><text:span text:style-name="T18">a esso</text:span><text:span text:style-name="T17">. La CLI è stata programmata dagli </text:span><text:span text:style-name="T18">sviluppatori </text:span><text:span text:style-name="T17">di AWS utilizzando il </text:span><text:span text:style-name="T14">pattern</text:span><text:span text:style-name="T17"> MVC, per permettere chiara divisione dei compiti dell</text:span><text:span text:style-name="T18">e</text:span><text:span text:style-name="T17"> </text:span><text:span text:style-name="T18">sue </text:span><text:span text:style-name="T17">vari</text:span><text:span text:style-name="T18">e</text:span><text:span text:style-name="T17"> componenti.</text:span></text:p>
      <text:p text:style-name="Text_20_body">Si modelli tale sistema mediante un <text:span text:style-name="Car._20_predefinito_20_paragrafo"><text:span text:style-name="T12">diagramma delle classi</text:span></text:span>, comprensivo dei <text:span text:style-name="Car._20_predefinito_20_paragrafo"><text:span text:style-name="T10">design pattern</text:span></text:span> a esso pertinenti.</text:p>
      <text:h text:style-name="P11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12" text:outline-level="1">Domanda <text:span text:style-name="Car._20_predefinito_20_paragrafo"><text:span text:style-name="T9">2/3</text:span></text:span> (punti <text:span text:style-name="Car._20_predefinito_20_paragrafo"><text:span text:style-name="T9">3</text:span></text:span>/30)</text:h>
      <text:p text:style-name="P9"><text:span text:style-name="Car._20_predefinito_20_paragrafo"><text:span text:style-name="T23">Dato </text:span></text:span><text:span text:style-name="Car._20_predefinito_20_paragrafo"><text:span text:style-name="T19">il sistema descritto </text:span></text:span><text:span text:style-name="Car._20_predefinito_20_paragrafo"><text:span text:style-name="T21">nel quesito precedente</text:span></text:span><text:span text:style-name="Car._20_predefinito_20_paragrafo"><text:span text:style-name="T19">, </text:span></text:span><text:span text:style-name="Car._20_predefinito_20_paragrafo"><text:span text:style-name="T21">usa</text:span></text:span><text:span text:style-name="Car._20_predefinito_20_paragrafo"><text:span text:style-name="T23">te</text:span></text:span><text:span text:style-name="Car._20_predefinito_20_paragrafo"><text:span text:style-name="T21"> un </text:span></text:span><text:span text:style-name="Car._20_predefinito_20_paragrafo"><text:span text:style-name="T24">diagramma di sequenza</text:span></text:span><text:span text:style-name="Car._20_predefinito_20_paragrafo"><text:span text:style-name="T25"> </text:span></text:span><text:span text:style-name="Car._20_predefinito_20_paragrafo"><text:span text:style-name="T26">per </text:span></text:span><text:span text:style-name="Car._20_predefinito_20_paragrafo"><text:span text:style-name="T27">modell</text:span></text:span><text:change-start text:change-id="ct2054818059968"/><text:span text:style-name="Car._20_predefinito_20_paragrafo"><text:span text:style-name="T28">a</text:span></text:span><text:change-end text:change-id="ct2054818059968"/><text:span text:style-name="Car._20_predefinito_20_paragrafo"><text:span text:style-name="T29">te</text:span></text:span><text:span text:style-name="Car._20_predefinito_20_paragrafo"><text:span text:style-name="T19"> la collaborazione delle componenti coinvolte </text:span></text:span><text:span text:style-name="Car._20_predefinito_20_paragrafo"><text:span text:style-name="T23">nel trattamento di </text:span></text:span><text:span text:style-name="Car._20_predefinito_20_paragrafo"><text:span text:style-name="T22">una richiesta di invio </text:span></text:span><text:span text:style-name="Car._20_predefinito_20_paragrafo"><text:span text:style-name="T30">file</text:span></text:span><text:span text:style-name="Car._20_predefinito_20_paragrafo"><text:span text:style-name="T22"> a S3 </text:span></text:span><text:span text:style-name="Car._20_predefinito_20_paragrafo"><text:span text:style-name="T23">effettuata da </text:span></text:span><text:span text:style-name="Car._20_predefinito_20_paragrafo"><text:span text:style-name="T22">AWS CLI</text:span></text:span><text:span text:style-name="Car._20_predefinito_20_paragrafo"><text:span text:style-name="T25">.</text:span></text:span><text:span text:style-name="Car._20_predefinito_20_paragrafo"><text:span text:style-name="T21"> </text:span></text:span></text:p>
      <text:h text:style-name="P11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Domanda <text:span text:style-name="Car._20_predefinito_20_paragrafo"><text:span text:style-name="T9">3/3</text:span></text:span> (punti <text:span text:style-name="Car._20_predefinito_20_paragrafo"><text:span text:style-name="T9">2</text:span></text:span>/30)</text:h>
      <text:p text:style-name="P8">AWS S3 dispone anche di una interfaccia <text:span text:style-name="T11">web</text:span>, <text:span text:style-name="T35">che </text:span><text:s/>permette di navigare attraverso il <text:span text:style-name="T11">file system</text:span><text:span text:style-name="T32"> </text:span><text:span text:style-name="T33">interno a </text:span><text:span text:style-name="T32">S3. </text:span><text:span text:style-name="T33">Con tale interfaccia <text:s/></text:span><text:span text:style-name="T32">è possibile ricercare un prefisso </text:span><text:span text:style-name="T33">tramite una espressione regolare</text:span><text:span text:style-name="T32">. Il risultato della ricerca è una lista di prefissi che soddisfano </text:span><text:span text:style-name="T33">tale espressione</text:span><text:span text:style-name="T32">. Ciascun prefisso nella lista visualizza il nome, la data di ultimo accesso e la data di creazione. Selezionando il prefisso, è </text:span><text:span text:style-name="T33">poi </text:span><text:span text:style-name="T32">possibile navigar</text:span><text:span text:style-name="T33">n</text:span><text:span text:style-name="T32">e il contenuto.</text:span></text:p>
      <text:p text:style-name="P6"><text:span text:style-name="T31">M</text:span>odell<text:span text:style-name="T31">are</text:span> le esigenze sopra delineate <text:span text:style-name="T31">u</text:span>tilizzando un <text:span text:style-name="Car._20_predefinito_20_paragrafo"><text:span text:style-name="T12">diagramma dei casi d’uso</text:span></text:span>. <text:span text:style-name="T35">N</text:span>on <text:span text:style-name="T31">è </text:span>richiesta descrizione testuale del diagramma.</text:p>
      <text:h text:style-name="P11" text:outline-level="1">Risposta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2eb036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2bd8be" style:font-size-asian="10.5pt" style:font-weight-asian="bold" style:font-size-complex="10pt"/>
    </style:style>
    <style:style style:name="MT5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color="#82210d" loext:opacity="100%"/>
    </style:style>
    <style:style style:name="MT9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3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I<text:span text:style-name="MT2">II</text:span> prova scritta - parte Compito (<text:span text:style-name="Car._20_predefinito_20_paragrafo"><text:span text:style-name="MT3">Pratica</text:span></text:span>) – <text:span text:style-name="Car._20_predefinito_20_paragrafo"><text:span text:style-name="MT4">6</text:span></text:span> <text:span text:style-name="Car._20_predefinito_20_paragrafo"><text:span text:style-name="MT4">giugno</text:span></text:span> <text:span text:style-name="Car._20_predefinito_20_paragrafo"><text:span text:style-name="MT3">202</text:span></text:span><text:span text:style-name="Car._20_predefinito_20_paragrafo"><text:span text:style-name="MT5">2</text:span></text:span></text:p>
        <text:p text:style-name="MP1"><text:span text:style-name="Car._20_predefinito_20_paragrafo"><text:span text:style-name="MT6">Istruzioni</text:span></text:span><text:span text:style-name="Car._20_predefinito_20_paragrafo"><text:span text:style-name="MT7"> <text:line-break/></text:span></text:span><text:span text:style-name="Car._20_predefinito_20_paragrafo"><text:span text:style-name="MT8">Riportare qui sotto cognome, nome, matricola, e anno di progetto didattico di </text:span></text:span><text:span text:style-name="Car._20_predefinito_20_paragrafo"><text:span text:style-name="MT9">tutti</text:span></text:span><text:span text:style-name="Car._20_predefinito_20_paragrafo"><text:span text:style-name="MT8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06-03-18T17:20:00Z</meta:creation-date>
    <dc:date>2022-06-03T22:29:25.013000000</dc:date>
    <meta:print-date>2018-04-05T10:44:00Z</meta:print-date>
    <meta:editing-cycles>811</meta:editing-cycles>
    <meta:editing-duration>PT8H24M49S</meta:editing-duration>
    <meta:document-statistic meta:table-count="0" meta:image-count="0" meta:object-count="0" meta:page-count="3" meta:paragraph-count="15" meta:word-count="452" meta:character-count="2807" meta:non-whitespace-character-count="23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